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parajita" svg:font-family="Aparajit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4pt" fo:font-weight="bold" officeooo:rsid="0011fee0" officeooo:paragraph-rsid="0011fee0" style:font-size-asian="14pt" style:font-weight-asian="bold" style:font-size-complex="14pt" style:font-weight-complex="bold"/>
    </style:style>
    <style:style style:name="P2" style:family="paragraph" style:parent-style-name="Standard">
      <style:paragraph-properties fo:text-align="justify" style:justify-single-word="false"/>
      <style:text-properties fo:color="#000000" style:font-name="Times New Roman" fo:font-size="14pt" fo:font-weight="normal" officeooo:rsid="0011fee0" officeooo:paragraph-rsid="0011fee0" style:font-size-asian="14pt" style:font-weight-asian="normal" style:font-size-complex="14pt" style:font-weight-complex="normal"/>
    </style:style>
    <style:style style:name="P3" style:family="paragraph" style:parent-style-name="Title_20_and_20_Content_7e_LT_7e_Gliederung_20_1">
      <style:paragraph-properties fo:text-align="justify" style:justify-single-word="false"/>
      <style:text-properties fo:color="#000000" style:font-name="Times New Roman" fo:font-size="14pt" fo:font-weight="normal" officeooo:rsid="0011fee0" officeooo:paragraph-rsid="0011fee0" style:font-size-asian="14pt" style:font-weight-asian="normal" style:font-size-complex="14pt" style:font-weight-complex="normal"/>
    </style:style>
    <style:style style:name="P4" style:family="paragraph" style:parent-style-name="Title_20_and_20_Content_7e_LT_7e_Gliederung_20_1">
      <style:paragraph-properties fo:text-align="justify" style:justify-single-word="false"/>
      <style:text-properties fo:color="#000000" style:font-name="Times New Roman" fo:font-size="14pt" fo:font-weight="normal" officeooo:rsid="00141343" officeooo:paragraph-rsid="00141343" style:font-size-asian="14pt" style:font-weight-asian="normal" style:font-size-complex="14pt" style:font-weight-complex="normal"/>
    </style:style>
    <style:style style:name="P5"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color="#000000" style:font-name="Times New Roman" fo:font-size="14pt" style:font-size-asian="14pt" style:font-size-complex="14pt"/>
    </style:style>
    <style:style style:name="P6"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font-name="Times New Roman" fo:font-size="14pt" style:font-size-asian="14pt" style:font-size-complex="14pt"/>
    </style:style>
    <style:style style:name="P7"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color="#000000" style:font-name="Times New Roman" fo:font-size="14pt" fo:font-weight="normal" style:font-size-asian="14pt" style:font-weight-asian="normal" style:font-size-complex="14pt"/>
    </style:style>
    <style:style style:name="P8" style:family="paragraph" style:parent-style-name="Title_20_and_20_Content_7e_LT_7e_Gliederung_20_1">
      <style:paragraph-properties fo:margin-left="0in" fo:margin-right="0in" fo:margin-top="0.1028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font-name="Times New Roman" fo:font-size="14pt" style:font-size-asian="14pt" style:font-size-complex="14pt"/>
    </style:style>
    <style:style style:name="P9" style:family="paragraph" style:parent-style-name="Title_20_and_20_Content_7e_LT_7e_Gliederung_20_1">
      <style:paragraph-properties fo:margin-left="0.3752in" fo:margin-right="0in" fo:margin-top="0.1028in" fo:margin-bottom="0in" loext:contextual-spacing="false" style:line-height-at-least="0.139in" fo:text-align="start" style:justify-single-word="false" fo:text-indent="-0.3752in" style:auto-text-indent="false" style:writing-mode="lr-tb">
        <style:tab-stops>
          <style:tab-stop style:position="0in"/>
        </style:tab-stops>
      </style:paragraph-properties>
      <style:text-properties fo:color="#000000" style:font-name="Times New Roman" fo:font-size="14pt" fo:font-weight="normal" style:font-size-asian="14pt" style:font-weight-asian="normal" style:font-size-complex="14pt"/>
    </style:style>
    <style:style style:name="P10" style:family="paragraph" style:parent-style-name="Title_20_and_20_Content_7e_LT_7e_Gliederung_20_1">
      <style:paragraph-properties fo:margin-left="0.3752in" fo:margin-right="0in" fo:margin-top="0.089in" fo:margin-bottom="0in" loext:contextual-spacing="false" style:line-height-at-least="0.139in" fo:text-align="start" style:justify-single-word="false" fo:text-indent="-0.3752in" style:auto-text-indent="false" style:writing-mode="lr-tb">
        <style:tab-stops>
          <style:tab-stop style:position="0in"/>
        </style:tab-stops>
      </style:paragraph-properties>
      <style:text-properties fo:color="#000000" style:font-name="Times New Roman" fo:font-size="14pt" fo:font-weight="normal" style:font-size-asian="14pt" style:font-weight-asian="normal" style:font-size-complex="14pt"/>
    </style:style>
    <style:style style:name="T1" style:family="text">
      <style:text-properties fo:font-weight="normal" style:font-weight-asian="normal"/>
    </style:style>
    <style:style style:name="T2" style:family="text">
      <style:text-properties fo:font-weight="bold" style:font-weight-asian="bold"/>
    </style:style>
    <style:style style:name="T3" style:family="text">
      <style:text-properties officeooo:rsid="00146eb2"/>
    </style:style>
    <style:style style:name="T4" style:family="text">
      <style:text-properties officeooo:rsid="00166800"/>
    </style:style>
    <style:style style:name="T5" style:family="text">
      <style:text-properties officeooo:rsid="0018501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 Nuclear Reactors</text:p>
      <text:p text:style-name="P1"/>
      <text:p text:style-name="P4">Very few people know that there is a primitive connection between Nuclear Reactors and the nature. <text:span text:style-name="T3">It was in 1972 that a French physicist Francis Perrin discovered </text:span><text:span text:style-name="T4">the location where a nuclear reactor operated under completely natural conditions. </text:span><text:span text:style-name="T5">The discovery was made at Oklo in Gabon, West Africa. </text:span></text:p>
      <text:p text:style-name="P3">Are there going to be any problems far in the future associated with the burial of the waste?</text:p>
      <text:p text:style-name="P5">Eventual final disposal of nuclear waste means that the radioactive isotopes will be buried in an appropriate disposal site for a very long time.</text:p>
      <text:p text:style-name="P5"><text:s/>The system for final waste disposal is usually based on naturally occurring phenomena. One such natural analogue is naturally occurring nuclear reactors in Gabon, West Africa in the Oklo mine called the Oklo nuclear reactors that were formed about 1.7 billion years ago.</text:p>
      <text:p text:style-name="P7"/>
      <text:p text:style-name="P3">The reactors operated for about 1 million years. The reactions stopped because the uranium depleted to amounts that were too small to keep the reactions going.</text:p>
      <text:p text:style-name="P9"/>
      <text:p text:style-name="P8">It has been shown that the <text:span text:style-name="T2">Oklo reactors fissioned Uranium-238, Uranium-235 and Plutonium-239</text:span>. These are exactly the elements that are fissioned in todays man-made nuclear reactors. Also that there was no Plutonium-239 on earth when the Oklo reactors formed. This means that the reactors themselves must have produced this isotope. This is also the case for man-made nuclear reactors.</text:p>
      <text:p text:style-name="P3">Once the natural reactors burned out they left radioactive nuclear waste. This waste is very similar to the waste generated by nuclear power stations. The nuclear waste was held in place deep underground by granite, sandstone and clays surrounding the reactors' site. The important point is that the waste has not moved much over approximately 2 billion years.</text:p>
      <text:p text:style-name="P10"/>
      <text:p text:style-name="P6">The Oklo reactors give us an opportunity to observe the effects of storing waste deep underground for billions of years. By analyzing the remains of these ancient natural nuclear reactors, we can apply the same techniques to the final disposal of man-made nuclear reactor waste. The study of the Oklo nuclear reactors means that we can have reasonable confidence in final disposa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parajita" svg:font-family="Aparajit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8:51:46.491258400</meta:creation-date>
    <dc:date>2018-12-30T19:08:01.097139936</dc:date>
    <meta:editing-duration>PT16M13S</meta:editing-duration>
    <meta:editing-cycles>6</meta:editing-cycles>
    <meta:generator>LibreOffice/5.1.6.2$Linux_X86_64 LibreOffice_project/10m0$Build-2</meta:generator>
    <meta:document-statistic meta:table-count="0" meta:image-count="0" meta:object-count="0" meta:page-count="1" meta:paragraph-count="9" meta:word-count="341" meta:character-count="2118" meta:non-whitespace-character-count="1784"/>
  </office:meta>
</office:document-meta>
</file>